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5.667cm"/>
    </style:style>
    <style:style style:name="Tabelle1.B" style:family="table-column">
      <style:table-column-properties style:column-width="5.666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C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2" style:family="table">
      <style:table-properties style:width="18.249cm" fo:margin-left="0cm" table:align="left"/>
    </style:style>
    <style:style style:name="Tabelle2.A" style:family="table-column">
      <style:table-column-properties style:column-width="1.496cm"/>
    </style:style>
    <style:style style:name="Tabelle2.B" style:family="table-column">
      <style:table-column-properties style:column-width="1.499cm"/>
    </style:style>
    <style:style style:name="Tabelle2.C" style:family="table-column">
      <style:table-column-properties style:column-width="1.251cm"/>
    </style:style>
    <style:style style:name="Tabelle2.E" style:family="table-column">
      <style:table-column-properties style:column-width="10.001cm"/>
    </style:style>
    <style:style style:name="Tabelle2.G" style:family="table-column">
      <style:table-column-properties style:column-width="1.501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2.C1" style:family="table-cell">
      <style:table-cell-properties fo:padding="0.097cm" fo:border="0.002cm solid #000000" style:writing-mode="lr-tb"/>
    </style:style>
    <style:style style:name="Tabelle2.D1" style:family="table-cell">
      <style:table-cell-properties fo:padding-left="0.018cm" fo:padding-right="0.018cm" fo:padding-top="0cm" fo:padding-bottom="0cm" fo:border="0.002cm solid #000000" style:writing-mode="lr-tb"/>
    </style:style>
    <style:style style:name="Tabelle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2.D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elle2.A3" style:family="table-cell" style:data-style-name="N0">
      <style:table-cell-properties fo:padding="0.097cm" fo:border-left="0.002cm solid #000000" fo:border-right="none" fo:border-top="none" fo:border-bottom="0.002cm solid #000000" style:writing-mode="lr-tb"/>
    </style:style>
    <style:style style:name="Tabelle3" style:family="table">
      <style:table-properties style:width="16.981cm" fo:margin-left="0cm" table:align="left"/>
    </style:style>
    <style:style style:name="Tabelle3.A" style:family="table-column">
      <style:table-column-properties style:column-width="2.743cm"/>
    </style:style>
    <style:style style:name="Tabelle3.B" style:family="table-column">
      <style:table-column-properties style:column-width="3.249cm"/>
    </style:style>
    <style:style style:name="Tabelle3.C" style:family="table-column">
      <style:table-column-properties style:column-width="2.32cm"/>
    </style:style>
    <style:style style:name="Tabelle3.D" style:family="table-column">
      <style:table-column-properties style:column-width="3.681cm"/>
    </style:style>
    <style:style style:name="Tabelle3.E" style:family="table-column">
      <style:table-column-properties style:column-width="4.988cm"/>
    </style:style>
    <style:style style:name="Tabelle3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hyphenation-ladder-count="no-limit" fo:break-before="page"/>
      <style:text-properties fo:hyphenate="true" fo:hyphenation-remain-char-count="0" fo:hyphenation-push-char-count="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language="en" fo:country="US" style:font-size-asian="10pt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Standard" style:master-page-name="MP0">
      <style:paragraph-properties style:page-number="auto" fo:break-before="page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style:writing-mode="lr-tb" style:font-independent-line-spacing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/>
    </style:style>
    <style:style style:name="gr1" style:family="graphic">
      <style:graphic-properties draw:stroke="solid" svg:stroke-width="0.035cm" svg:stroke-color="#2f528f" svg:stroke-opacity="100%" draw:stroke-linejoin="miter" svg:stroke-linecap="butt" draw:fill="solid" draw:fill-color="#dae3f3" draw:opacity="100%" draw:textarea-horizontal-align="left" draw:textarea-vertical-align="middle" draw:auto-grow-height="false" draw:auto-grow-width="false" fo:padding-top="0.127cm" fo:padding-bottom="0.127cm" fo:padding-left="0.049cm" fo:padding-right="0.04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marker-end="a33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2f528f" svg:stroke-opacity="100%" draw:stroke-linejoin="miter" svg:stroke-linecap="butt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2f528f" svg:stroke-opacity="100%" draw:stroke-linejoin="miter" svg:stroke-linecap="butt" draw:fill="solid" draw:fill-color="#dae3f3" draw:opacity="100%" draw:textarea-horizontal-align="left" draw:textarea-vertical-align="middle" draw:auto-grow-height="false" draw:auto-grow-width="false" fo:padding-top="0.127cm" fo:padding-bottom="0.127cm" fo:padding-left="0.049cm" fo:padding-right="0.049cm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000000" draw:marker-start="a1" draw:marker-end="a2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7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8" style:family="graphic">
      <style:graphic-properties draw:stroke="none" draw:fill="none" draw:textarea-horizontal-align="left" draw:textarea-vertical-align="middle" draw:auto-grow-height="false" draw:auto-grow-width="false" fo:padding-top="0cm" fo:padding-bottom="0cm" fo:padding-left="0.101cm" fo:padding-right="0.101cm" fo:wrap-option="wrap" style:run-through="background"/>
    </style:style>
    <style:style style:name="gr9" style:family="graphic">
      <style:graphic-properties draw:stroke="solid" svg:stroke-width="0.018cm" svg:stroke-color="#000000" draw:marker-start="a42" draw:marker-end="a43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0" style:family="graphic">
      <style:graphic-properties draw:stroke="solid" svg:stroke-width="0.018cm" svg:stroke-color="#000000" draw:marker-start="a35" draw:marker-end="a36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1" style:family="graphic">
      <style:graphic-properties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2" style:family="graphic">
      <style:graphic-properties draw:stroke="solid" svg:stroke-width="0.018cm" svg:stroke-color="#000000" draw:marker-end="a8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3" style:family="graphic">
      <style:graphic-properties draw:stroke="solid" svg:stroke-width="0.018cm" svg:stroke-color="#000000" draw:marker-end="a62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8cm" svg:stroke-color="#000000" draw:marker-end="a14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5" style:family="graphic">
      <style:graphic-properties draw:stroke="solid" svg:stroke-width="0.018cm" svg:stroke-color="#000000" draw:marker-end="a50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6" style:family="graphic">
      <style:graphic-properties draw:stroke="solid" svg:stroke-width="0.018cm" svg:stroke-color="#4472c4" draw:marker-end="a31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18cm" svg:stroke-color="#4472c4" draw:marker-end="a29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18cm" svg:stroke-color="#000000" draw:marker-start="a71" draw:marker-end="a72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9" style:family="graphic">
      <style:graphic-properties draw:stroke="solid" svg:stroke-width="0.018cm" svg:stroke-color="#000000" draw:marker-start="a64" draw:marker-end="a6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20" style:family="graphic">
      <style:graphic-properties draw:stroke="solid" svg:stroke-width="0.018cm" svg:stroke-color="#4472c4" draw:marker-end="a27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otnet Strom Protokoll für I2C</text:p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Table_20_Contents">Byte</text:p>
          </table:table-cell>
          <table:table-cell table:style-name="Tabelle1.A1" office:value-type="string">
            <text:p text:style-name="Table_20_Contents">400khz</text:p>
          </table:table-cell>
          <table:table-cell table:style-name="Tabelle1.C1" office:value-type="string">
            <text:p text:style-name="Table_20_Contents">1000khz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25us</text:p>
          </table:table-cell>
          <table:table-cell table:style-name="Tabelle1.C2" office:value-type="string">
            <text:p text:style-name="Table_20_Contents">10us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50us</text:p>
          </table:table-cell>
          <table:table-cell table:style-name="Tabelle1.C2" office:value-type="string">
            <text:p text:style-name="Table_20_Contents">20us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100us</text:p>
          </table:table-cell>
          <table:table-cell table:style-name="Tabelle1.C2" office:value-type="string">
            <text:p text:style-name="Table_20_Contents">40us</text:p>
          </table:table-cell>
        </table:table-row>
        <table:table-row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200us</text:p>
          </table:table-cell>
          <table:table-cell table:style-name="Tabelle1.C2" office:value-type="string">
            <text:p text:style-name="Table_20_Contents">80us</text:p>
          </table:table-cell>
        </table:table-row>
        <table:table-row>
          <table:table-cell table:style-name="Tabelle1.A2" office:value-type="string">
            <text:p text:style-name="Table_20_Contents">16</text:p>
          </table:table-cell>
          <table:table-cell table:style-name="Tabelle1.A2" office:value-type="string">
            <text:p text:style-name="Table_20_Contents">400us</text:p>
          </table:table-cell>
          <table:table-cell table:style-name="Tabelle1.C2" office:value-type="string">
            <text:p text:style-name="Table_20_Contents">160us</text:p>
          </table:table-cell>
        </table:table-row>
        <table:table-row>
          <table:table-cell table:style-name="Tabelle1.A2" office:value-type="string">
            <text:p text:style-name="Table_20_Contents">32</text:p>
          </table:table-cell>
          <table:table-cell table:style-name="Tabelle1.A2" office:value-type="string">
            <text:p text:style-name="Table_20_Contents">800us</text:p>
          </table:table-cell>
          <table:table-cell table:style-name="Tabelle1.C2" office:value-type="string">
            <text:p text:style-name="Table_20_Contents">320us</text:p>
          </table:table-cell>
        </table:table-row>
        <table:table-row>
          <table:table-cell table:style-name="Tabelle1.A2" office:value-type="string">
            <text:p text:style-name="Table_20_Contents">64</text:p>
          </table:table-cell>
          <table:table-cell table:style-name="Tabelle1.A2" office:value-type="string">
            <text:p text:style-name="Table_20_Contents">1600us</text:p>
          </table:table-cell>
          <table:table-cell table:style-name="Tabelle1.C2" office:value-type="string">
            <text:p text:style-name="Table_20_Contents">640us</text:p>
          </table:table-cell>
        </table:table-row>
        <table:table-row>
          <table:table-cell table:style-name="Tabelle1.A2" office:value-type="string">
            <text:p text:style-name="Table_20_Contents">128</text:p>
          </table:table-cell>
          <table:table-cell table:style-name="Tabelle1.A2" office:value-type="string">
            <text:p text:style-name="Table_20_Contents">3200us</text:p>
          </table:table-cell>
          <table:table-cell table:style-name="Tabelle1.C2" office:value-type="string">
            <text:p text:style-name="Table_20_Contents">1280us</text:p>
          </table:table-cell>
        </table:table-row>
        <table:table-row>
          <table:table-cell table:style-name="Tabelle1.A2" office:value-type="string">
            <text:p text:style-name="Table_20_Contents">256</text:p>
          </table:table-cell>
          <table:table-cell table:style-name="Tabelle1.A2" office:value-type="string">
            <text:p text:style-name="Table_20_Contents">6400us</text:p>
          </table:table-cell>
          <table:table-cell table:style-name="Tabelle1.C2" office:value-type="string">
            <text:p text:style-name="Table_20_Contents">2560us</text:p>
          </table:table-cell>
        </table:table-row>
        <table:table-row>
          <table:table-cell table:style-name="Tabelle1.A2" office:value-type="string">
            <text:p text:style-name="Table_20_Contents">1024</text:p>
          </table:table-cell>
          <table:table-cell table:style-name="Tabelle1.A2" office:value-type="string">
            <text:p text:style-name="Table_20_Contents">25600us</text:p>
          </table:table-cell>
          <table:table-cell table:style-name="Tabelle1.C2" office:value-type="string">
            <text:p text:style-name="Table_20_Contents">10240us</text:p>
          </table:table-cell>
        </table:table-row>
      </table:table>
      <text:p text:style-name="Standard"/>
      <text:p text:style-name="Standard">BN-Header: {Data} [[DAD DAD] [DAS DAS]] [[DA DA] [SA SA]] ABCD.0SSS</text:p>
      <text:p text:style-name="Standard"/>
      <text:p text:style-name="Standard">Kontrollbyte: ABCD.0SSS: Letztes Byte in der Nachricht</text:p>
      <text:p text:style-name="P3">AB: Adress Control: Number of adress couples</text:p>
      <text:p text:style-name="P3">C: Reserved (Age Included)</text:p>
      <text:p text:style-name="P3">D: Reserved (Ack requested)</text:p>
      <text:p text:style-name="P3"/>
      <text:p text:style-name="Standard">Minimal Nachrichtenlänge: 3Byte</text:p>
      <text:p text:style-name="Standard">Maximal Nachrichtenlänge: 64Byte</text:p>
      <text:p text:style-name="Standard">Minimal Datenbereich: 1Byte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column table:style-name="Tabelle2.C"/>
        <table:table-column table:style-name="Tabelle2.G"/>
        <table:table-row>
          <table:table-cell table:style-name="Tabelle2.A1" office:value-type="string">
            <text:p text:style-name="Table_20_Contents">A</text:p>
          </table:table-cell>
          <table:table-cell table:style-name="Tabelle2.A1" office:value-type="string">
            <text:p text:style-name="Table_20_Contents">B</text:p>
          </table:table-cell>
          <table:table-cell table:style-name="Tabelle2.C1" office:value-type="string">
            <text:p text:style-name="Table_20_Contents">C</text:p>
          </table:table-cell>
          <table:table-cell table:style-name="Tabelle2.D1" office:value-type="string">
            <text:p text:style-name="Table_20_Contents">D</text:p>
          </table:table-cell>
          <table:table-cell table:style-name="Tabelle2.D1" office:value-type="string">
            <text:p text:style-name="Table_20_Contents"/>
          </table:table-cell>
          <table:table-cell table:style-name="Tabelle2.D1" office:value-type="string">
            <text:p text:style-name="Table_20_Contents">Len [Byte]</text:p>
          </table:table-cell>
          <table:table-cell table:style-name="Tabelle2.D1" office:value-type="string">
            <text:p text:style-name="Table_20_Contents">Len </text:p>
            <text:p text:style-name="Table_20_Contents">Daten</text:p>
          </table:table-cell>
        </table:table-row>
        <table:table-row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0</text:p>
          </table:table-cell>
          <table:table-cell table:style-name="Tabelle2.D2" office:value-type="string">
            <text:p text:style-name="P11">{Data} ABCD.0SSS</text:p>
          </table:table-cell>
          <table:table-cell table:style-name="Tabelle2.D2" office:value-type="string">
            <text:p text:style-name="Table_20_Contents">1</text:p>
          </table:table-cell>
          <table:table-cell table:style-name="Tabelle2.D2" office:value-type="string">
            <text:p text:style-name="Table_20_Contents">1-63</text:p>
          </table:table-cell>
        </table:table-row>
        <table:table-row>
          <table:table-cell table:style-name="Tabelle2.A3" office:value-type="float" office:value="0">
            <text:p text:style-name="Table_20_Contents">0</text:p>
          </table:table-cell>
          <table:table-cell table:style-name="Tabelle2.A3" office:value-type="float" office:value="1">
            <text:p text:style-name="Table_20_Contents">1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0</text:p>
          </table:table-cell>
          <table:table-cell table:style-name="Tabelle2.D2" office:value-type="string">
            <text:p text:style-name="P11">{Data} [DA DA SA SA] ABCD.0SSS</text:p>
          </table:table-cell>
          <table:table-cell table:style-name="Tabelle2.D2" office:value-type="string">
            <text:p text:style-name="Table_20_Contents">5</text:p>
          </table:table-cell>
          <table:table-cell table:style-name="Tabelle2.D2" office:value-type="string">
            <text:p text:style-name="Table_20_Contents">1-59</text:p>
          </table:table-cell>
        </table:table-row>
        <table:table-row>
          <table:table-cell table:style-name="Tabelle2.A3" office:value-type="float" office:value="1">
            <text:p text:style-name="Table_20_Contents">1</text:p>
          </table:table-cell>
          <table:table-cell table:style-name="Tabelle2.A3" office:value-type="float" office:value="0">
            <text:p text:style-name="Table_20_Contents">0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0</text:p>
          </table:table-cell>
          <table:table-cell table:style-name="Tabelle2.D2" office:value-type="string">
            <text:p text:style-name="P11">{Data} [DAD DAD] [DAS DAS] [DA DA SA SA] ABCD.0SSS</text:p>
          </table:table-cell>
          <table:table-cell table:style-name="Tabelle2.D2" office:value-type="string">
            <text:p text:style-name="Table_20_Contents">9</text:p>
          </table:table-cell>
          <table:table-cell table:style-name="Tabelle2.D2" office:value-type="string">
            <text:p text:style-name="Table_20_Contents">1-55</text:p>
          </table:table-cell>
        </table:table-row>
        <table:table-row>
          <table:table-cell table:style-name="Tabelle2.A2" office:value-type="string">
            <text:p text:style-name="Table_20_Contents">1</text:p>
          </table:table-cell>
          <table:table-cell table:style-name="Tabelle2.A2" office:value-type="string">
            <text:p text:style-name="Table_20_Contents">1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0</text:p>
          </table:table-cell>
          <table:table-cell table:style-name="Tabelle2.D2" office:value-type="string">
            <text:p text:style-name="P11">reserved</text:p>
          </table:table-cell>
          <table:table-cell table:style-name="Tabelle2.D2" office:value-type="string">
            <text:p text:style-name="Table_20_Contents">-</text:p>
          </table:table-cell>
          <table:table-cell table:style-name="Tabelle2.D2" office:value-type="string">
            <text:p text:style-name="Table_20_Contents">-</text:p>
          </table:table-cell>
        </table:table-row>
      </table:table>
      <text:p text:style-name="Standard"/>
      <text:p text:style-name="Standard">SSS: Msg Typ</text:p>
      <text:p text:style-name="Standard">0: Standard-Message</text:p>
      <text:p text:style-name="Standard">1: Stream</text:p>
      <text:p text:style-name="Standard">2: Packet</text:p>
      <text:p text:style-name="Standard">3: MultiMsg</text:p>
      <text:p text:style-name="Standard">4..6: frei</text:p>
      <text:p text:style-name="Standard">7: Ack-Nachricht</text:p>
      <text:p text:style-name="Standard"/>
      <text:p text:style-name="P3">DA = Destination Adress, SA = Source Adress</text:p>
      <text:p text:style-name="P3">DAD = Device Adress Destination, DAS = Device Adress Source</text:p>
      <text:p text:style-name="Standard">(AG = Alter, Jedesmal wenn die Nachricht weitergleitet wird, Alter++)</text:p>
      <text:p text:style-name="P1"/>
      <text:p text:style-name="P6">Msg Protokoll:</text:p>
      <text:p text:style-name="Standard"/>
      <text:p text:style-name="Standard">DA: Datenanzahl = Header.PS – sizeof(BN-Header) – 1 // bei kurz</text:p>
      <text:p text:style-name="Standard">DA: Datenanzahl = Header.PS – sizeof(BN-Header) – 2 // bei lang</text:p>
      <text:p text:style-name="Standard"/>
      <text:p text:style-name="Standard">MI1 [MI2] MD[0..DA]</text:p>
      <text:p text:style-name="Standard"/>
      <text:p text:style-name="Standard">MI1: 8 Bit Msg Index: 0..255</text:p>
      <text:p text:style-name="Standard"><text:tab/><text:tab/><text:tab/> <text:s/>Bit 0..6:</text:p>
      <text:p text:style-name="Standard"><text:s text:c="37"/>0..31: Index Subsystems</text:p>
      <text:p text:style-name="Standard"><text:s text:c="37"/>32..: Index Msg</text:p>
      <text:p text:style-name="Standard"><text:s text:c="37"/>Bit: 7: 0: Kurz-&gt;Nur MI1; 1: Lang-&gt;MI2 Erweiterung</text:p>
      <text:p text:style-name="Standard"/>
      <text:p text:style-name="Standard"/>
      <text:p text:style-name="Standard">MD[x]: Msg Daten</text:p>
      <text:p text:style-name="Standard"/>
      <text:p text:style-name="Standard"><text:span text:style-name="Absatz-Standardschriftart"><text:span text:style-name="T1">Acknowlege: MI1 [MI2] MD0</text:span>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: NACK -&gt; Nachricht unbekannt</text:p>
      <text:p text:style-name="Standard">3..15: frei</text:p>
      <text:p text:style-name="Standard"/>
      <text:p text:style-name="P7">Index Subsystem:</text:p>
      <text:p text:style-name="P7">0: Reserviert</text:p>
      <text:p text:style-name="P7">1: Weiterleiten zum Stream Stream System</text:p>
      <text:p text:style-name="P7">2: Mem Subsystem</text:p>
      <text:p text:style-name="P2"/>
      <text:p text:style-name="P7"/>
      <text:p text:style-name="Standard"/>
      <text:p text:style-name="P4">Multi Msg Protokoll:</text:p>
      <text:p text:style-name="P3"/>
      <text:p text:style-name="P3">SSNN NNNN</text:p>
      <text:p text:style-name="P3"/>
      <text:p text:style-name="P3">SS: Msg Typ</text:p>
      <text:p text:style-name="P3">0: Standard-Message</text:p>
      <text:p text:style-name="P3">1: Stream-Subsystem</text:p>
      <text:p text:style-name="P3">2: Packet</text:p>
      <text:p text:style-name="Standard">3: reserved</text:p>
      <text:p text:style-name="Standard"/>
      <text:p text:style-name="Standard">NN.NNNN <text:s/>= Größe der Nachricht: 6 Bit 0..63</text:p>
      <text:p text:style-name="Standard"/>
      <text:p text:style-name="Standard"><text:span text:style-name="Absatz-Standardschriftart"><text:span text:style-name="T1">Acknowlege: MD0</text:span>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..15: frei</text:p>
      <text:p text:style-name="P1"/>
      <text:p text:style-name="P6">Datenstrom Protokoll:</text:p>
      <text:p text:style-name="Standard"/>
      <text:p text:style-name="Standard"/>
      <text:p text:style-name="P5">DS-Header: Cxxx.IIII</text:p>
      <text:p text:style-name="P3"/>
      <text:p text:style-name="P3">Cxxx: Daten/Command 1 Bit</text:p>
      <text:p text:style-name="P3">0 = Daten xxx = 0</text:p>
      <text:p text:style-name="P3">1 = Command/Cfg xxx = Kommando</text:p>
      <text:p text:style-name="P3"/>
      <text:p text:style-name="P3">IIII <text:s text:c="9"/>= <text:s/>Stream Index 0..15</text:p>
      <text:p text:style-name="Standard">0: Default für Diag/Konsole</text:p>
      <text:p text:style-name="Standard">1..15: frei</text:p>
      <text:p text:style-name="Standard"/>
      <text:p text:style-name="Standard"/>
      <text:p text:style-name="P8">Daten: SD[0..DA]</text:p>
      <text:p text:style-name="Standard"/>
      <text:p text:style-name="Standard">xxx <text:s text:c="2"/>= Nachrichten Index <text:s/>3 Bit 0..7</text:p>
      <text:p text:style-name="Standard"/>
      <text:p text:style-name="Standard">SD: Stream Daten</text:p>
      <text:p text:style-name="Standard"/>
      <text:p text:style-name="P3">DA: Datenanzahl = BN-Header.PS – sizeof(BN-Header) - sizeof(DS-Header)</text:p>
      <text:p text:style-name="P3"/>
      <text:p text:style-name="P5">Commands: Cxxx.NNNN SD0 SD1 SD2</text:p>
      <text:p text:style-name="P3"/>
      <text:p text:style-name="P3">xxx <text:s text:c="2"/>= Command</text:p>
      <text:p text:style-name="P3">0: Ack: Details in SD0</text:p>
      <text:p text:style-name="P3"><text:s text:c="7"/>SD0 <text:s/>= 0: Ack</text:p>
      <text:p text:style-name="P3"><text:s text:c="7"/>SD0 != 0: Nack</text:p>
      <text:p text:style-name="P3">1: Re-Init des Strombuffers</text:p>
      <text:p text:style-name="P3">2: Connect Strom-Port destination to BN_ID:StromID given by SD0SD1:SD2</text:p>
      <text:p text:style-name="Standard"><text:span text:style-name="Absatz-Standardschriftart"><text:span text:style-name="T2"><text:s text:c="5"/></text:span></text:span>SD0SD1 = Botnet Adresse, 0 für interne verbindung, SD2 Port</text:p>
      <text:p text:style-name="P3">3: Disconnect/Free port, SD0 Port</text:p>
      <text:p text:style-name="P3">4..15: Reserved</text:p>
      <text:p text:style-name="P3"/>
      <text:p text:style-name="P3"/>
      <text:p text:style-name="P3"/>
      <text:p text:style-name="Standard"><text:span text:style-name="Absatz-Standardschriftart"><text:span text:style-name="T3">Acknowledge: 1000.NNNN SD0</text:span></text:span></text:p>
      <text:p text:style-name="P3"/>
      <text:p text:style-name="P3">SD0 <text:s text:c="2"/>= Acknowledge</text:p>
      <text:p text:style-name="P3">0: ACK</text:p>
      <text:p text:style-name="Standard">1: NACK -&gt; Nochmals senden</text:p>
      <text:p text:style-name="Standard">2: NACK -&gt; Strombuffer ist voll</text:p>
      <text:p text:style-name="Standard">3: NACK -&gt; Strom Index nicht ok</text:p>
      <text:p text:style-name="Standard">4: NACK -&gt; Nachrichten Index stimmt nicht</text:p>
      <text:p text:style-name="Standard">5: NACK -&gt; Ziel antwortet nicht</text:p>
      <text:p text:style-name="Standard">6..15: frei</text:p>
      <text:p text:style-name="Standard"/>
      <text:p text:style-name="P8"/>
      <text:p text:style-name="P1"/>
      <text:p text:style-name="P4">Paket Protokoll:</text:p>
      <text:p text:style-name="P3"/>
      <text:p text:style-name="P3"/>
      <text:p text:style-name="P5">PS-Header: CIII.NNNN NNNN.NNNN</text:p>
      <text:p text:style-name="P3"/>
      <text:p text:style-name="P3">C: Command 1 Bit</text:p>
      <text:p text:style-name="P3">0 = Daten</text:p>
      <text:p text:style-name="P3">1 = Command</text:p>
      <text:p text:style-name="P3"/>
      <text:p text:style-name="P3">III <text:s text:c="9"/>= <text:s/>Packet Index 0..7</text:p>
      <text:p text:style-name="P3"/>
      <text:p text:style-name="P8">Daten: CIII NNNN NNNN.NNNN PD[0..DA]</text:p>
      <text:p text:style-name="Standard"/>
      <text:p text:style-name="Standard">NNNN NNNN.NNNN = Package Daten Offset <text:s/>12 Bit 1..4096</text:p>
      <text:p text:style-name="Standard"/>
      <text:p text:style-name="P3">PD: Package Daten</text:p>
      <text:p text:style-name="P3"/>
      <text:p text:style-name="P3">DA: Datenanzahl = BN-Header.PS – sizeof(BN-Header) - sizeof(PS-Header)</text:p>
      <text:p text:style-name="P3"/>
      <text:p text:style-name="P5">Commands: CIII NNNN PD0 PD1</text:p>
      <text:p text:style-name="P3"/>
      <text:p text:style-name="P3">NNNN <text:s text:c="2"/>= Commands</text:p>
      <text:p text:style-name="P3"/>
      <text:p text:style-name="P3"/>
      <text:p text:style-name="P3">0: Ack: Details in PD0, PD1 commando abhänging</text:p>
      <text:p text:style-name="P3"><text:s text:c="7"/>SD0 <text:s/>= 0: Ack</text:p>
      <text:p text:style-name="Standard"><text:span text:style-name="Absatz-Standardschriftart"><text:span text:style-name="T2"><text:s text:c="7"/></text:span></text:span>SD0 != 0: Nack</text:p>
      <text:p text:style-name="Standard"/>
      <text:p text:style-name="Standard">1: Reserviere Platz für Packet PD0+PD1&lt;&lt;16= Packet größe (max. 4096 Byte)</text:p>
      <text:p text:style-name="Standard">2: Freigeben Platz für Packet</text:p>
      <text:p text:style-name="Standard">3: Setze Checksumme für Packet <text:s/>PD0+PD1 (Aufsummierte 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Absatz-Standardschriftart"><text:span text:style-name="T3">Acknowlege: 0III.NNNN</text:span></text:span></text:p>
      <text:p text:style-name="P3"/>
      <text:p text:style-name="P3">NNNN <text:s text:c="2"/>= Acknowlege</text:p>
      <text:p text:style-name="P3">0: ACK</text:p>
      <text:p text:style-name="Standard">1: NACK -&gt; Nochmals senden</text:p>
      <text:p text:style-name="Standard">2: NACK -&gt; Package Index nicht ok</text:p>
      <text:p text:style-name="Standard">3: NACK -&gt; Package Daten Index nicht ok</text:p>
      <text:p text:style-name="Standard">4..15: frei</text:p>
      <text:p text:style-name="Standard"/>
      <text:p text:style-name="Standard"/>
      <text:p text:style-name="P1"/>
      <text:p text:style-name="Standard"/>
      <text:p text:style-name="Standard">I2C Spezial Kommandos, nur für Master/Slave nicht für Multi Master:</text:p>
      <text:p text:style-name="Standard"/>
      <text:p text:style-name="Standard"/>
      <text:p text:style-name="Standard">Anfrage Slave, Datentransfer</text:p>
      <text:p text:style-name="Standard">=&gt;0001.0000: CS CN CN</text:p>
      <text:p text:style-name="Standard">&lt;=0001.0000: CS CN CN</text:p>
      <text:p text:style-name="Standard"/>
      <text:p text:style-name="Standard">CNCN: Länge der nächsten Übertragung. Es können auch mehrer BN-Nachrichten auf einmal übertragen werden.</text:p>
      <text:p text:style-name="Standard">0 = keine Daten vorhanden</text:p>
      <text:p text:style-name="Standard"/>
      <text:p text:style-name="Standard">2Byte Sync: 000C.CCCC BSSS.TTTT </text:p>
      <text:p text:style-name="Standard">CCCCC = Data-Count, 0..64</text:p>
      <text:p text:style-name="Standard">B = Bussy</text:p>
      <text:p text:style-name="Standard">SSS = Checksumme: DataCntTx + Bussy + MsgCntTx + ChecksumOffset + 1</text:p>
      <text:p text:style-name="Standard">TTTT = Message Counter</text:p>
      <text:p text:style-name="Standard"/>
      <text:p text:style-name="Standard">1..64 Byte BN-Daten: siehe oben</text:p>
      <text:p text:style-name="Standard"/>
      <text:p text:style-name="Standard">1Byte Ack: 'F'=Fail; 'A' = Ack </text:p>
      <text:p text:style-name="P2"/>
      <text:p text:style-name="Standard">Links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9"/>
          </table:table-cell>
          <table:table-cell table:style-name="Tabelle3.A1" table:number-columns-spanned="2" office:value-type="string">
            <text:p text:style-name="P9">Initial/Reset</text:p>
          </table:table-cell>
          <table:covered-table-cell/>
          <table:table-cell table:style-name="Tabelle3.A1" table:number-columns-spanned="2" office:value-type="string">
            <text:p text:style-name="P9">Runtime</text:p>
          </table:table-cell>
          <table:covered-table-cell/>
        </table:table-row>
        <table:table-row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>IsInit</text:p>
          </table:table-cell>
          <table:table-cell table:style-name="Tabelle3.A1" office:value-type="string">
            <text:p text:style-name="P9">IsOnline</text:p>
          </table:table-cell>
          <table:table-cell table:style-name="Tabelle3.A1" office:value-type="string">
            <text:p text:style-name="P9">IsInit</text:p>
          </table:table-cell>
          <table:table-cell table:style-name="Tabelle3.A1" office:value-type="string">
            <text:p text:style-name="P9">IsOnline</text:p>
          </table:table-cell>
        </table:table-row>
        <table:table-row>
          <table:table-cell table:style-name="Tabelle3.A1" office:value-type="string">
            <text:p text:style-name="P9">Ba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False</text:p>
          </table:table-cell>
        </table:table-row>
        <table:table-row>
          <table:table-cell table:style-name="Tabelle3.A1" office:value-type="string">
            <text:p text:style-name="P9">Comport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</table:table-row>
        <table:table-row>
          <table:table-cell table:style-name="Tabelle3.A1" office:value-type="string">
            <text:p text:style-name="P9">Botcom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</table:table-row>
        <table:table-row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9">I2C UL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OnSync(Pos.): True</text:p>
            <text:p text:style-name="P9">100ms kein Sync: False</text:p>
          </table:table-cell>
        </table:table-row>
        <table:table-row>
          <table:table-cell table:style-name="Tabelle3.A1" office:value-type="string">
            <text:p text:style-name="P9">I2C DL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10">OnSync(Pos.): True</text:p>
            <text:p text:style-name="P10">OnSync(Neg.): False</text:p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9">nRf905 UL</text:p>
          </table:table-cell>
          <table:table-cell table:style-name="Tabelle3.A1" office:value-type="string">
            <text:p text:style-name="P10">HwInit(Pos.): True</text:p>
            <text:p text:style-name="P10">HwInit(Neg.): Fal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Wie Initial</text:p>
          </table:table-cell>
          <table:table-cell table:style-name="Tabelle3.A1" office:value-type="string">
            <text:p text:style-name="P9">OnSync(Pos.): True</text:p>
            <text:p text:style-name="Standard"><text:span text:style-name="Absatz-Standardschriftart"><text:span text:style-name="T4">100ms kein Sync: False</text:span></text:span></text:p>
          </table:table-cell>
        </table:table-row>
        <table:table-row>
          <table:table-cell table:style-name="Tabelle3.A1" office:value-type="string">
            <text:p text:style-name="P9">nRf905 DL</text:p>
          </table:table-cell>
          <table:table-cell table:style-name="Tabelle3.A1" office:value-type="string">
            <text:p text:style-name="P10">HwInit(Pos.): True</text:p>
            <text:p text:style-name="P10">HwInit(Neg.): Fal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Wie Initial</text:p>
          </table:table-cell>
          <table:table-cell table:style-name="Tabelle3.A1" office:value-type="string">
            <text:p text:style-name="P10">OnSync(Pos.): True</text:p>
            <text:p text:style-name="P10">OnSync(10 x Neg.): False</text:p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9">nRf905Net UL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10">OnSessionStart: True; nRf905.IsOnline True<text:line-break/>OnSessionStop: False; nRf905.IsOnline False </text:p>
            <text:p text:style-name="P10"/>
            <text:p text:style-name="P10">If (IsOnline) &amp;&amp;</text:p>
            <text:p text:style-name="P10">(!nRf905.IsOnline) OnSessionStop</text:p>
            <text:p text:style-name="P10"/>
          </table:table-cell>
        </table:table-row>
        <table:table-row>
          <table:table-cell table:style-name="Tabelle3.A1" office:value-type="string">
            <text:p text:style-name="P9">nRf905Net DL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10">OnSessionStart: True; nRf905.IsOnline True</text:p>
            <text:p text:style-name="P10">OnSessionStop: False;</text:p>
            <text:p text:style-name="P10">nRf905.IsOnline False</text:p>
            <text:p text:style-name="P10"/>
            <text:p text:style-name="P10">If (IsOnline) &amp;&amp;</text:p>
            <text:p text:style-name="P10">(!nRf905.IsOnline) OnSessionStop</text:p>
          </table:table-cell>
        </table:table-row>
      </table:table>
      <text:p text:style-name="P3"><text:s text:c="49"/></text:p>
      <text:p text:style-name="P3"/>
      <text:p text:style-name="Standard">Bei „Not IsOnline“ werden die Nachrichten nicht an den Links weitergeleitet und verworf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Session Start:</text:p>
      <text:p text:style-name="Standard"/>
      <text:p text:style-name="Standard"/>
      <text:p text:style-name="Standard"><draw:custom-shape text:anchor-type="paragraph" draw:z-index="2" draw:name="Rechteck 3" draw:style-name="gr3" draw:text-style-name="P14" svg:width="2.349cm" svg:height="0.884cm" svg:x="6.338cm" svg:y="0.012cm"><text:p text:style-name="P13"><text:span text:style-name="T6">Slave</text:span></text:p><draw:enhanced-geometry svg:viewBox="0 0 21600 21600" draw:type="non-primitive" draw:enhanced-path="M 0 0 L 21600 0 21600 21600 0 21600 Z N"/></draw:custom-shape></text:p>
      <text:p text:style-name="Standard"><draw:g text:anchor-type="paragraph" draw:z-index="9" draw:name="Gruppieren 15" draw:style-name="gr5"><draw:connector draw:name="Gerade Verbindung mit Pfeil 10" draw:style-name="gr6" draw:type="line" svg:x1="1.092cm" svg:y1="0.72cm" svg:x2="3.461cm" svg:y2="0.72cm" svg:d="M1092 720h2369"><text:p/></draw:connector><draw:connector draw:name="Gerader Verbinder 11" draw:style-name="gr7" draw:type="line" svg:x1="1.104cm" svg:y1="0.406cm" svg:x2="1.104cm" svg:y2="1.004cm" svg:d="M1104 406v598"><text:p/></draw:connector><draw:connector draw:name="Gerader Verbinder 12" draw:style-name="gr7" draw:type="line" svg:x1="3.456cm" svg:y1="0.434cm" svg:x2="3.456cm" svg:y2="1.034cm" svg:d="M3456 434v600"><text:p/></draw:connector><draw:custom-shape draw:name="Rechteck 14" draw:style-name="gr8" draw:text-style-name="P14" svg:width="1.68cm" svg:height="0.352cm" svg:x="1.537cm" svg:y="0.318cm"><text:p text:style-name="P13"><text:span text:style-name="T5">25ms</text:span></text:p><draw:enhanced-geometry svg:viewBox="0 0 21600 21600" draw:type="non-primitive" draw:enhanced-path="M 0 0 L 21600 0 21600 21600 0 21600 Z N"/></draw:custom-shape></draw:g></text:p>
      <text:p text:style-name="Standard"><draw:g text:anchor-type="paragraph" draw:z-index="12" draw:name="Gruppieren 26" draw:style-name="gr11"><draw:connector draw:name="Gerade Verbindung mit Pfeil 27" draw:style-name="gr12" draw:type="line" svg:x1="13.637cm" svg:y1="0.783cm" svg:x2="15.235cm" svg:y2="0.783cm" svg:d="M13637 783h1598"><text:p/></draw:connector><draw:connector draw:name="Gerader Verbinder 28" draw:style-name="gr7" draw:type="line" svg:x1="13.646cm" svg:y1="0.469cm" svg:x2="13.646cm" svg:y2="1.067cm" svg:d="M13646 469v598"><text:p/></draw:connector><draw:connector draw:name="Gerader Verbinder 29" draw:style-name="gr7" draw:type="line" svg:x1="15.233cm" svg:y1="0.499cm" svg:x2="15.233cm" svg:y2="1.097cm" svg:d="M15233 499v598"><text:p/></draw:connector><draw:custom-shape draw:name="Rechteck 30" draw:style-name="gr8" draw:text-style-name="P14" svg:width="1.373cm" svg:height="0.872cm" svg:x="13.699cm" svg:y="0.383cm"><text:p text:style-name="P13"><text:span text:style-name="T5">Warten auf Sync</text:span></text:p><draw:enhanced-geometry svg:viewBox="0 0 21600 21600" draw:type="non-primitive" draw:enhanced-path="M 0 0 L 21600 0 21600 21600 0 21600 Z N"/></draw:custom-shape></draw:g><draw:g text:anchor-type="paragraph" draw:z-index="19" draw:name="Gruppieren 60" draw:style-name="gr11"><draw:connector draw:name="Gerade Verbindung mit Pfeil 61" draw:style-name="gr14" draw:type="line" svg:x1="8.308cm" svg:y1="0.668cm" svg:x2="10.253cm" svg:y2="0.668cm" svg:d="M8308 668h1945"><text:p/></draw:connector><draw:connector draw:name="Gerader Verbinder 62" draw:style-name="gr7" draw:type="line" svg:x1="8.319cm" svg:y1="0.354cm" svg:x2="8.319cm" svg:y2="0.952cm" svg:d="M8319 354v598"><text:p/></draw:connector><draw:connector draw:name="Gerader Verbinder 63" draw:style-name="gr7" draw:type="line" svg:x1="10.252cm" svg:y1="0.384cm" svg:x2="10.252cm" svg:y2="0.981cm" svg:d="M10252 384v597"><text:p/></draw:connector><draw:custom-shape draw:name="Rechteck 64" draw:style-name="gr8" draw:text-style-name="P14" svg:width="1.803cm" svg:height="0.874cm" svg:x="8.384cm" svg:y="0.266cm"><text:p text:style-name="P13"><text:span text:style-name="T5">Warten Session Start</text:span></text:p><draw:enhanced-geometry svg:viewBox="0 0 21600 21600" draw:type="non-primitive" draw:enhanced-path="M 0 0 L 21600 0 21600 21600 0 21600 Z N"/></draw:custom-shape></draw:g></text:p>
      <text:p text:style-name="Standard"><draw:custom-shape text:anchor-type="paragraph" draw:z-index="7" draw:name="Rechteck 8" draw:style-name="gr4" draw:text-style-name="P14" svg:width="1.341cm" svg:height="1.221cm" svg:x="12.264cm" svg:y="0.092cm"><text:p text:style-name="P13"><text:span text:style-name="T5">Empfangs</text:span></text:p><text:p text:style-name="P13"><text:span text:style-name="T5">bereit</text:span></text:p><draw:enhanced-geometry svg:viewBox="0 0 21600 21600" draw:type="non-primitive" draw:enhanced-path="M 0 0 L 21600 0 21600 21600 0 21600 Z N"/></draw:custom-shape><draw:custom-shape text:anchor-type="paragraph" draw:z-index="6" draw:name="Rechteck 7" draw:style-name="gr4" draw:text-style-name="P14" svg:width="1.341cm" svg:height="1.221cm" svg:x="10.312cm" svg:y="0.101cm"><text:p text:style-name="P13"><text:span text:style-name="T5">Set</text:span></text:p><text:p text:style-name="P13"><text:span text:style-name="T5">Cfg</text:span></text:p><draw:enhanced-geometry svg:viewBox="0 0 21600 21600" draw:type="non-primitive" draw:enhanced-path="M 0 0 L 21600 0 21600 21600 0 21600 Z N"/></draw:custom-shape><draw:custom-shape text:anchor-type="paragraph" draw:z-index="4" draw:name="Rechteck 5" draw:style-name="gr1" draw:text-style-name="P14" svg:width="1.341cm" svg:height="1.221cm" svg:x="4.981cm" svg:y="0.056cm"><text:p text:style-name="P13"><text:span text:style-name="T5">Ping</text:span></text:p><text:p text:style-name="P13"><text:span text:style-name="T5">Done</text:span></text:p><draw:enhanced-geometry svg:viewBox="0 0 21600 21600" draw:type="non-primitive" draw:enhanced-path="M 0 0 L 21600 0 21600 21600 0 21600 Z N"/></draw:custom-shape><draw:custom-shape text:anchor-type="paragraph" draw:z-index="3" draw:name="Rechteck 4" draw:style-name="gr1" draw:text-style-name="P14" svg:width="1.031cm" svg:height="1.251cm" svg:x="3.477cm" svg:y="0.026cm"><text:p text:style-name="P13"><text:span text:style-name="T5">Ping</text:span></text:p><draw:enhanced-geometry svg:viewBox="0 0 21600 21600" draw:type="non-primitive" draw:enhanced-path="M 0 0 L 21600 0 21600 21600 0 21600 Z N"/></draw:custom-shape><draw:custom-shape text:anchor-type="paragraph" draw:z-index="5" draw:name="Rechteck 6" draw:style-name="gr4" draw:text-style-name="P14" svg:width="1.341cm" svg:height="1.221cm" svg:x="6.922cm" svg:y="0.058cm"><text:p text:style-name="P13"><text:span text:style-name="T5">Empfangs</text:span></text:p><text:p text:style-name="P13"><text:span text:style-name="T5">bereit</text:span></text:p><draw:enhanced-geometry svg:viewBox="0 0 21600 21600" draw:type="non-primitive" draw:enhanced-path="M 0 0 L 21600 0 21600 21600 0 21600 Z N"/></draw:custom-shape><draw:custom-shape text:anchor-type="paragraph" draw:z-index="0" draw:name="Rechteck 1" draw:style-name="gr1" draw:text-style-name="P14" svg:width="0.959cm" svg:height="1.221cm" svg:x="0.155cm" svg:y="0.016cm"><text:p text:style-name="P13"><text:span text:style-name="T5">Status</text:span></text:p><draw:enhanced-geometry svg:viewBox="0 0 21600 21600" draw:type="non-primitive" draw:enhanced-path="M 0 0 L 21600 0 21600 21600 0 21600 Z N"/></draw:custom-shape><draw:custom-shape text:anchor-type="paragraph" draw:z-index="8" draw:name="Rechteck 9" draw:style-name="gr4" draw:text-style-name="P14" svg:width="1.341cm" svg:height="1.221cm" svg:x="15.33cm" svg:y="0.095cm"><text:p text:style-name="P13"><text:span text:style-name="T5">Sync</text:span></text:p><draw:enhanced-geometry svg:viewBox="0 0 21600 21600" draw:type="non-primitive" draw:enhanced-path="M 0 0 L 21600 0 21600 21600 0 21600 Z N"/></draw:custom-shape></text:p>
      <text:p text:style-name="Standard"/>
      <text:p text:style-name="Standard"><draw:connector text:anchor-type="paragraph" draw:z-index="27" draw:name="Verbinder: gekrümmt 84" draw:style-name="gr20" draw:type="curve" svg:x1="12.913cm" svg:y1="4.463cm" svg:x2="15.356cm" svg:y2="0.318cm" svg:d="M12913 4463c0-3108 2443-1038 2443-4145"><text:p/></draw:connector><draw:connector text:anchor-type="paragraph" draw:z-index="22" draw:name="Verbinder: gekrümmt 71" draw:style-name="gr17" draw:type="curve" svg:x1="6.757cm" svg:y1="4.429cm" svg:x2="10.292cm" svg:y2="0.333cm" svg:d="M6757 4429c0-3071 3535-1025 3535-4096"><text:p/></draw:connector><draw:connector text:anchor-type="paragraph" draw:z-index="21" draw:name="Verbinder: gekrümmt 70" draw:style-name="gr16" draw:type="curve" svg:x1="4.48cm" svg:y1="0.307cm" svg:x2="1.69cm" svg:y2="4.394cm" svg:d="M4480 307c0 3066-2790 1023-2790 4087"><text:p/></draw:connector><draw:connector text:anchor-type="paragraph" draw:z-index="1" draw:name="Gerade Verbindung mit Pfeil 2" draw:style-name="gr2" draw:type="line" svg:x1="-0.175cm" svg:y1="0.263cm" svg:x2="17.05cm" svg:y2="0.36cm" svg:d="M-176 263l17226 97"><text:p/></draw:connector></text:p>
      <text:p text:style-name="Standard"><draw:g text:anchor-type="paragraph" draw:z-index="11" draw:name="Gruppieren 21" draw:style-name="gr5"><draw:connector draw:name="Gerade Verbindung mit Pfeil 22" draw:style-name="gr10" draw:type="line" svg:x1="10.275cm" svg:y1="0.575cm" svg:x2="13.561cm" svg:y2="0.575cm" svg:d="M10275 575h3286"><text:p/></draw:connector><draw:connector draw:name="Gerader Verbinder 23" draw:style-name="gr7" draw:type="line" svg:x1="10.294cm" svg:y1="0.261cm" svg:x2="10.294cm" svg:y2="0.861cm" svg:d="M10294 261v600"><text:p/></draw:connector><draw:connector draw:name="Gerader Verbinder 24" draw:style-name="gr7" draw:type="line" svg:x1="13.556cm" svg:y1="0.289cm" svg:x2="13.556cm" svg:y2="0.889cm" svg:d="M13556 289v600"><text:p/></draw:connector><draw:custom-shape draw:name="Rechteck 25" draw:style-name="gr8" draw:text-style-name="P14" svg:width="2.331cm" svg:height="0.352cm" svg:x="10.894cm" svg:y="0.173cm"><text:p text:style-name="P13"><text:span text:style-name="T5">Max. 5ms</text:span></text:p><draw:enhanced-geometry svg:viewBox="0 0 21600 21600" draw:type="non-primitive" draw:enhanced-path="M 0 0 L 21600 0 21600 21600 0 21600 Z N"/></draw:custom-shape></draw:g><draw:g text:anchor-type="paragraph" draw:z-index="10" draw:name="Gruppieren 16" draw:style-name="gr5"><draw:connector draw:name="Gerade Verbindung mit Pfeil 17" draw:style-name="gr9" draw:type="line" svg:x1="4.976cm" svg:y1="0.552cm" svg:x2="8.264cm" svg:y2="0.552cm" svg:d="M4976 552h3288"><text:p/></draw:connector><draw:connector draw:name="Gerader Verbinder 18" draw:style-name="gr7" draw:type="line" svg:x1="4.995cm" svg:y1="0.238cm" svg:x2="4.995cm" svg:y2="0.838cm" svg:d="M4995 238v600"><text:p/></draw:connector><draw:connector draw:name="Gerader Verbinder 19" draw:style-name="gr7" draw:type="line" svg:x1="8.259cm" svg:y1="0.266cm" svg:x2="8.259cm" svg:y2="0.866cm" svg:d="M8259 266v600"><text:p/></draw:connector><draw:custom-shape draw:name="Rechteck 20" draw:style-name="gr8" draw:text-style-name="P14" svg:width="2.331cm" svg:height="0.352cm" svg:x="5.595cm" svg:y="0.15cm"><text:p text:style-name="P13"><text:span text:style-name="T5">Max. 5ms</text:span></text:p><draw:enhanced-geometry svg:viewBox="0 0 21600 21600" draw:type="non-primitive" draw:enhanced-path="M 0 0 L 21600 0 21600 21600 0 21600 Z N"/></draw:custom-shape></draw:g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4" draw:name="Rechteck 31" draw:style-name="gr3" draw:text-style-name="P14" svg:width="2.349cm" svg:height="0.884cm" svg:x="6.338cm" svg:y="0.012cm"><text:p text:style-name="P13"><text:span text:style-name="T6">Master</text:span></text:p><draw:enhanced-geometry svg:viewBox="0 0 21600 21600" draw:type="non-primitive" draw:enhanced-path="M 0 0 L 21600 0 21600 21600 0 21600 Z N"/></draw:custom-shape></text:p>
      <text:p text:style-name="Standard"/>
      <text:p text:style-name="Standard"><draw:g text:anchor-type="paragraph" draw:z-index="20" draw:name="Gruppieren 65" draw:style-name="gr11"><draw:connector draw:name="Gerade Verbindung mit Pfeil 66" draw:style-name="gr15" draw:type="line" svg:x1="-0.244cm" svg:y1="0.903cm" svg:x2="1.699cm" svg:y2="0.903cm" svg:d="M-245 903h1944"><text:p/></draw:connector><draw:connector draw:name="Gerader Verbinder 67" draw:style-name="gr7" draw:type="line" svg:x1="-0.233cm" svg:y1="0.589cm" svg:x2="-0.233cm" svg:y2="1.187cm" svg:d="M-234 589v598"><text:p/></draw:connector><draw:connector draw:name="Gerader Verbinder 68" draw:style-name="gr7" draw:type="line" svg:x1="1.697cm" svg:y1="0.617cm" svg:x2="1.697cm" svg:y2="1.217cm" svg:d="M1697 617v600"><text:p/></draw:connector><draw:custom-shape draw:name="Rechteck 69" draw:style-name="gr8" draw:text-style-name="P14" svg:width="1.803cm" svg:height="0.874cm" svg:x="-0.173cm" svg:y="0.499cm"><text:p text:style-name="P13"><text:span text:style-name="T5">Warten auf Ping</text:span></text:p><draw:enhanced-geometry svg:viewBox="0 0 21600 21600" draw:type="non-primitive" draw:enhanced-path="M 0 0 L 21600 0 21600 21600 0 21600 Z N"/></draw:custom-shape></draw:g></text:p>
      <text:p text:style-name="Standard"><draw:custom-shape text:anchor-type="paragraph" draw:z-index="18" draw:name="Rechteck 48" draw:style-name="gr4" draw:text-style-name="P14" svg:width="1.341cm" svg:height="1.221cm" svg:x="11.569cm" svg:y="0.078cm"><text:p text:style-name="P13"><text:span text:style-name="T5">Start Send</text:span></text:p><text:p text:style-name="P13"><text:span text:style-name="T5">Sync</text:span></text:p><draw:enhanced-geometry svg:viewBox="0 0 21600 21600" draw:type="non-primitive" draw:enhanced-path="M 0 0 L 21600 0 21600 21600 0 21600 Z N"/></draw:custom-shape><draw:custom-shape text:anchor-type="paragraph" draw:z-index="25" draw:name="Rechteck 78" draw:style-name="gr4" draw:text-style-name="P14" svg:width="1.341cm" svg:height="1.221cm" svg:x="9.368cm" svg:y="0.074cm"><text:p text:style-name="P13"><text:span text:style-name="T5">5ms warten</text:span></text:p><draw:enhanced-geometry svg:viewBox="0 0 21600 21600" draw:type="non-primitive" draw:enhanced-path="M 0 0 L 21600 0 21600 21600 0 21600 Z N"/></draw:custom-shape><draw:custom-shape text:anchor-type="paragraph" draw:z-index="24" draw:name="Rechteck 77" draw:style-name="gr4" draw:text-style-name="P14" svg:width="1.341cm" svg:height="1.221cm" svg:x="7.586cm" svg:y="0.034cm"><text:p text:style-name="P13"><text:span text:style-name="T5">Set </text:span></text:p><text:p text:style-name="P13"><text:span text:style-name="T5">Online</text:span></text:p><draw:enhanced-geometry svg:viewBox="0 0 21600 21600" draw:type="non-primitive" draw:enhanced-path="M 0 0 L 21600 0 21600 21600 0 21600 Z N"/></draw:custom-shape><draw:custom-shape text:anchor-type="paragraph" draw:z-index="16" draw:name="Rechteck 46" draw:style-name="gr4" draw:text-style-name="P14" svg:width="1.341cm" svg:height="1.221cm" svg:x="3.522cm" svg:y="0.041cm"><text:p text:style-name="P13"><text:span text:style-name="T5">5ms warten</text:span></text:p><draw:enhanced-geometry svg:viewBox="0 0 21600 21600" draw:type="non-primitive" draw:enhanced-path="M 0 0 L 21600 0 21600 21600 0 21600 Z N"/></draw:custom-shape><draw:custom-shape text:anchor-type="paragraph" draw:z-index="15" draw:name="Rechteck 44" draw:style-name="gr1" draw:text-style-name="P14" svg:width="1.341cm" svg:height="1.221cm" svg:x="5.443cm" svg:y="0.056cm"><text:p text:style-name="P13"><text:span text:style-name="T5">Send Session Start</text:span></text:p><draw:enhanced-geometry svg:viewBox="0 0 21600 21600" draw:type="non-primitive" draw:enhanced-path="M 0 0 L 21600 0 21600 21600 0 21600 Z N"/></draw:custom-shape><draw:custom-shape text:anchor-type="paragraph" draw:z-index="17" draw:name="Rechteck 43" draw:style-name="gr4" draw:text-style-name="P14" svg:width="1.341cm" svg:height="1.221cm" svg:x="1.716cm" svg:y="0.051cm"><text:p text:style-name="P13"><text:span text:style-name="T5">Set</text:span></text:p><text:p text:style-name="P13"><text:span text:style-name="T5">Cfg</text:span></text:p><draw:enhanced-geometry svg:viewBox="0 0 21600 21600" draw:type="non-primitive" draw:enhanced-path="M 0 0 L 21600 0 21600 21600 0 21600 Z N"/></draw:custom-shape></text:p>
      <text:p text:style-name="Standard"/>
      <text:p text:style-name="Standard"><draw:connector text:anchor-type="paragraph" draw:z-index="13" draw:name="Gerade Verbindung mit Pfeil 49" draw:style-name="gr13" draw:type="line" svg:x1="-0.175cm" svg:y1="0.263cm" svg:x2="17.05cm" svg:y2="0.36cm" svg:d="M-176 263l17226 97"><text:p/></draw:connector></text:p>
      <text:p text:style-name="Standard"><draw:g text:anchor-type="paragraph" draw:z-index="26" draw:name="Gruppieren 79" draw:style-name="gr5"><draw:connector draw:name="Gerade Verbindung mit Pfeil 80" draw:style-name="gr19" draw:type="line" svg:x1="8.902cm" svg:y1="0.443cm" svg:x2="11.573cm" svg:y2="0.443cm" svg:d="M8902 443h2671"><text:p/></draw:connector><draw:connector draw:name="Gerader Verbinder 81" draw:style-name="gr7" draw:type="line" svg:x1="8.916cm" svg:y1="0.129cm" svg:x2="8.916cm" svg:y2="0.727cm" svg:d="M8916 129v598"><text:p/></draw:connector><draw:connector draw:name="Gerader Verbinder 82" draw:style-name="gr7" draw:type="line" svg:x1="11.569cm" svg:y1="0.157cm" svg:x2="11.569cm" svg:y2="0.757cm" svg:d="M11569 157v600"><text:p/></draw:connector><draw:custom-shape draw:name="Rechteck 83" draw:style-name="gr8" draw:text-style-name="P14" svg:width="1.895cm" svg:height="0.352cm" svg:x="9.403cm" svg:y="0.039cm"><text:p text:style-name="P13"><text:span text:style-name="T5">min. 5ms</text:span></text:p><draw:enhanced-geometry svg:viewBox="0 0 21600 21600" draw:type="non-primitive" draw:enhanced-path="M 0 0 L 21600 0 21600 21600 0 21600 Z N"/></draw:custom-shape></draw:g><draw:g text:anchor-type="paragraph" draw:z-index="23" draw:name="Gruppieren 72" draw:style-name="gr5"><draw:connector draw:name="Gerade Verbindung mit Pfeil 73" draw:style-name="gr18" draw:type="line" svg:x1="3.004cm" svg:y1="0.425cm" svg:x2="6.726cm" svg:y2="0.425cm" svg:d="M3004 425h3722"><text:p/></draw:connector><draw:connector draw:name="Gerader Verbinder 74" draw:style-name="gr7" draw:type="line" svg:x1="3.025cm" svg:y1="0.111cm" svg:x2="3.025cm" svg:y2="0.711cm" svg:d="M3025 111v600"><text:p/></draw:connector><draw:connector draw:name="Gerader Verbinder 75" draw:style-name="gr7" draw:type="line" svg:x1="6.721cm" svg:y1="0.139cm" svg:x2="6.721cm" svg:y2="0.739cm" svg:d="M6721 139v600"><text:p/></draw:connector><draw:custom-shape draw:name="Rechteck 76" draw:style-name="gr8" draw:text-style-name="P14" svg:width="2.64cm" svg:height="0.352cm" svg:x="3.704cm" svg:y="0.023cm"><text:p text:style-name="P13"><text:span text:style-name="T5">min. 5ms</text:span></text:p><draw:enhanced-geometry svg:viewBox="0 0 21600 21600" draw:type="non-primitive" draw:enhanced-path="M 0 0 L 21600 0 21600 21600 0 2160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draw:marker draw:name="a1" svg:viewBox="0 0 20 30" svg:d="M10 0l-10 30h20z"/>
    <draw:marker draw:name="a14" svg:viewBox="0 0 20 30" svg:d="M10 0l-10 30h20z"/>
    <draw:marker draw:name="a2" svg:viewBox="0 0 20 30" svg:d="M10 0l-10 30h20z"/>
    <draw:marker draw:name="a27" svg:viewBox="0 0 20 30" svg:d="M10 0l-10 30h20z"/>
    <draw:marker draw:name="a29" svg:viewBox="0 0 20 30" svg:d="M10 0l-10 30h20z"/>
    <draw:marker draw:name="a31" svg:viewBox="0 0 20 30" svg:d="M10 0l-10 30h20z"/>
    <draw:marker draw:name="a33" svg:viewBox="0 0 20 30" svg:d="M10 0l-10 30h20z"/>
    <draw:marker draw:name="a35" svg:viewBox="0 0 20 30" svg:d="M10 0l-10 30h20z"/>
    <draw:marker draw:name="a36" svg:viewBox="0 0 20 30" svg:d="M10 0l-10 30h20z"/>
    <draw:marker draw:name="a42" svg:viewBox="0 0 20 30" svg:d="M10 0l-10 30h20z"/>
    <draw:marker draw:name="a43" svg:viewBox="0 0 20 30" svg:d="M10 0l-10 30h20z"/>
    <draw:marker draw:name="a50" svg:viewBox="0 0 20 30" svg:d="M10 0l-10 30h20z"/>
    <draw:marker draw:name="a62" svg:viewBox="0 0 20 30" svg:d="M10 0l-10 30h20z"/>
    <draw:marker draw:name="a64" svg:viewBox="0 0 20 30" svg:d="M10 0l-10 30h20z"/>
    <draw:marker draw:name="a65" svg:viewBox="0 0 20 30" svg:d="M10 0l-10 30h20z"/>
    <draw:marker draw:name="a71" svg:viewBox="0 0 20 30" svg:d="M10 0l-10 30h20z"/>
    <draw:marker draw:name="a72" svg:viewBox="0 0 20 30" svg:d="M10 0l-10 30h20z"/>
    <draw:marker draw:name="a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prechblasentext_20_Zchn" style:display-name="Sprechblasentext Zchn" style:family="text" style:parent-style-name="Absatz-Standardschriftart">
      <style:text-properties style:font-name="Segoe UI" fo:font-size="9pt" style:font-size-asian="9pt" style:font-name-complex="Segoe UI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09-04-16T11:32:00Z</meta:creation-date>
    <dc:date>2022-05-02T13:08:28.85</dc:date>
    <meta:print-date>2020-12-10T10:38:00Z</meta:print-date>
    <meta:editing-cycles>72</meta:editing-cycles>
    <meta:editing-duration>PT49M59S</meta:editing-duration>
    <meta:document-statistic meta:table-count="3" meta:image-count="0" meta:object-count="0" meta:page-count="8" meta:paragraph-count="261" meta:word-count="793" meta:character-count="4950"/>
    <meta:user-defined meta:name="Info 1"/>
    <meta:user-defined meta:name="Info 2"/>
    <meta:user-defined meta:name="Info 3"/>
    <meta:user-defined meta:name="Info 4"/>
    <meta:template xlink:type="simple" xlink:actuate="onRequest" xlink:title="" xlink:href="../BotNet_02.00.odt/Normal.dotm"/>
  </office:meta>
</office:document-meta>
</file>